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elle" svg:font-family="Adelle, 'Roboto Slab', 'DejaVu Serif', Georgia, 'Times New Roman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2bb77" officeooo:paragraph-rsid="0002bb77"/>
    </style:style>
    <style:style style:name="P2" style:family="paragraph" style:parent-style-name="Standard">
      <style:text-properties officeooo:rsid="00074eb0" officeooo:paragraph-rsid="00074eb0"/>
    </style:style>
    <style:style style:name="P3" style:family="paragraph" style:parent-style-name="Standard">
      <style:text-properties officeooo:rsid="00087db7" officeooo:paragraph-rsid="00087db7"/>
    </style:style>
    <style:style style:name="P4" style:family="paragraph" style:parent-style-name="Standard">
      <style:text-properties officeooo:rsid="0008bb91" officeooo:paragraph-rsid="0008bb91"/>
    </style:style>
    <style:style style:name="P5" style:family="paragraph" style:parent-style-name="Standard">
      <style:text-properties officeooo:rsid="0008bb91" officeooo:paragraph-rsid="000a0fbc"/>
    </style:style>
    <style:style style:name="P6" style:family="paragraph" style:parent-style-name="Standard">
      <style:text-properties officeooo:rsid="000b7baa" officeooo:paragraph-rsid="000b7baa"/>
    </style:style>
    <style:style style:name="P7" style:family="paragraph" style:parent-style-name="Standard">
      <style:text-properties officeooo:rsid="000d72cb" officeooo:paragraph-rsid="000d72cb"/>
    </style:style>
    <style:style style:name="P8" style:family="paragraph" style:parent-style-name="Standard">
      <style:text-properties officeooo:rsid="000e48f5" officeooo:paragraph-rsid="000e48f5"/>
    </style:style>
    <style:style style:name="P9" style:family="paragraph" style:parent-style-name="Standard">
      <style:text-properties officeooo:rsid="000e48f5" officeooo:paragraph-rsid="000f929f"/>
    </style:style>
    <style:style style:name="P10" style:family="paragraph" style:parent-style-name="Standard">
      <style:text-properties officeooo:rsid="0012d992" officeooo:paragraph-rsid="0012d992"/>
    </style:style>
    <style:style style:name="P11" style:family="paragraph" style:parent-style-name="Standard">
      <style:text-properties officeooo:rsid="00132b01" officeooo:paragraph-rsid="00132b01"/>
    </style:style>
    <style:style style:name="P12" style:family="paragraph" style:parent-style-name="Standard">
      <style:text-properties officeooo:rsid="00149902" officeooo:paragraph-rsid="00149902"/>
    </style:style>
    <style:style style:name="P13" style:family="paragraph" style:parent-style-name="Standard">
      <style:text-properties officeooo:rsid="001632a4" officeooo:paragraph-rsid="001632a4"/>
    </style:style>
    <style:style style:name="P14" style:family="paragraph" style:parent-style-name="Standard">
      <style:text-properties officeooo:rsid="00179507" officeooo:paragraph-rsid="00179507"/>
    </style:style>
    <style:style style:name="P15" style:family="paragraph" style:parent-style-name="Standard">
      <style:text-properties officeooo:rsid="0017ab32" officeooo:paragraph-rsid="0017ab32"/>
    </style:style>
    <style:style style:name="P16" style:family="paragraph" style:parent-style-name="Standard">
      <style:text-properties officeooo:rsid="0018ea35" officeooo:paragraph-rsid="0018ea35"/>
    </style:style>
    <style:style style:name="P17" style:family="paragraph" style:parent-style-name="Standard">
      <style:text-properties officeooo:rsid="001a5a20" officeooo:paragraph-rsid="001a5a20"/>
    </style:style>
    <style:style style:name="P18" style:family="paragraph" style:parent-style-name="Standard">
      <style:text-properties officeooo:rsid="001bf1bf" officeooo:paragraph-rsid="001bf1bf"/>
    </style:style>
    <style:style style:name="P19" style:family="paragraph" style:parent-style-name="Standard">
      <style:text-properties officeooo:rsid="001cfead" officeooo:paragraph-rsid="001cfead"/>
    </style:style>
    <style:style style:name="P20" style:family="paragraph" style:parent-style-name="Standard">
      <style:text-properties officeooo:rsid="001e7410" officeooo:paragraph-rsid="001e7410"/>
    </style:style>
    <style:style style:name="P21" style:family="paragraph" style:parent-style-name="Standard">
      <style:text-properties fo:font-weight="bold" officeooo:rsid="0020996a" officeooo:paragraph-rsid="0020996a" style:font-weight-asian="bold" style:font-weight-complex="bold"/>
    </style:style>
    <style:style style:name="P22" style:family="paragraph" style:parent-style-name="Standard">
      <style:text-properties fo:font-weight="bold" officeooo:rsid="0022687a" officeooo:paragraph-rsid="0022687a" style:font-weight-asian="bold" style:font-weight-complex="bold"/>
    </style:style>
    <style:style style:name="P23" style:family="paragraph" style:parent-style-name="Standard">
      <style:text-properties fo:font-weight="bold" officeooo:rsid="00402d3a" officeooo:paragraph-rsid="00402d3a" style:font-weight-asian="bold" style:font-weight-complex="bold"/>
    </style:style>
    <style:style style:name="P24" style:family="paragraph" style:parent-style-name="Standard">
      <style:text-properties fo:font-weight="bold" officeooo:rsid="004b301d" officeooo:paragraph-rsid="004b301d" style:font-weight-asian="bold" style:font-weight-complex="bold"/>
    </style:style>
    <style:style style:name="P25" style:family="paragraph" style:parent-style-name="Standard">
      <style:text-properties fo:font-weight="bold" officeooo:rsid="0039e639" officeooo:paragraph-rsid="0039e639" style:font-weight-asian="bold" style:font-weight-complex="bold"/>
    </style:style>
    <style:style style:name="P26" style:family="paragraph" style:parent-style-name="Standard">
      <style:text-properties fo:font-weight="bold" officeooo:rsid="003b91fb" officeooo:paragraph-rsid="003b91fb" style:font-weight-asian="bold" style:font-weight-complex="bold"/>
    </style:style>
    <style:style style:name="P27" style:family="paragraph" style:parent-style-name="Standard">
      <style:text-properties fo:font-weight="bold" officeooo:rsid="005639e9" officeooo:paragraph-rsid="005639e9" style:font-weight-asian="bold" style:font-weight-complex="bold"/>
    </style:style>
    <style:style style:name="P28" style:family="paragraph" style:parent-style-name="Standard">
      <style:text-properties fo:font-weight="normal" officeooo:rsid="002522d6" officeooo:paragraph-rsid="002522d6" style:font-weight-asian="normal" style:font-weight-complex="normal"/>
    </style:style>
    <style:style style:name="P29" style:family="paragraph" style:parent-style-name="Standard">
      <style:text-properties fo:font-weight="normal" officeooo:rsid="0026b563" officeooo:paragraph-rsid="0026b563" style:font-weight-asian="normal" style:font-weight-complex="normal"/>
    </style:style>
    <style:style style:name="P30" style:family="paragraph" style:parent-style-name="Standard">
      <style:text-properties fo:font-weight="normal" officeooo:rsid="0027797f" officeooo:paragraph-rsid="0027797f" style:font-weight-asian="normal" style:font-weight-complex="normal"/>
    </style:style>
    <style:style style:name="P31" style:family="paragraph" style:parent-style-name="Standard">
      <style:text-properties fo:font-weight="normal" officeooo:rsid="0028d537" officeooo:paragraph-rsid="0028d537" style:font-weight-asian="normal" style:font-weight-complex="normal"/>
    </style:style>
    <style:style style:name="P32" style:family="paragraph" style:parent-style-name="Standard">
      <style:text-properties fo:font-weight="normal" officeooo:rsid="002c86d3" officeooo:paragraph-rsid="002c86d3" style:font-weight-asian="normal" style:font-weight-complex="normal"/>
    </style:style>
    <style:style style:name="P33" style:family="paragraph" style:parent-style-name="Standard">
      <style:text-properties fo:font-weight="normal" officeooo:rsid="0034c6ad" officeooo:paragraph-rsid="0034c6ad" style:font-weight-asian="normal" style:font-weight-complex="normal"/>
    </style:style>
    <style:style style:name="P34" style:family="paragraph" style:parent-style-name="Standard">
      <style:text-properties fo:font-weight="normal" officeooo:rsid="0036fcfa" officeooo:paragraph-rsid="0036fcfa" style:font-weight-asian="normal" style:font-weight-complex="normal"/>
    </style:style>
    <style:style style:name="P35" style:family="paragraph" style:parent-style-name="Standard">
      <style:text-properties fo:font-weight="normal" officeooo:rsid="004b301d" officeooo:paragraph-rsid="004b301d" style:font-weight-asian="normal" style:font-weight-complex="normal"/>
    </style:style>
    <style:style style:name="P36" style:family="paragraph" style:parent-style-name="Standard">
      <style:text-properties fo:font-weight="normal" officeooo:rsid="004c794e" officeooo:paragraph-rsid="004c794e" style:font-weight-asian="normal" style:font-weight-complex="normal"/>
    </style:style>
    <style:style style:name="P37" style:family="paragraph" style:parent-style-name="Standard">
      <style:text-properties officeooo:rsid="00301bba" officeooo:paragraph-rsid="00301bba"/>
    </style:style>
    <style:style style:name="P38" style:family="paragraph" style:parent-style-name="Standard">
      <style:text-properties officeooo:rsid="0032e425" officeooo:paragraph-rsid="0032e425"/>
    </style:style>
    <style:style style:name="P39" style:family="paragraph" style:parent-style-name="Standard">
      <style:text-properties officeooo:rsid="00236a13" officeooo:paragraph-rsid="00236a13"/>
    </style:style>
    <style:style style:name="P40" style:family="paragraph" style:parent-style-name="Standard">
      <style:text-properties officeooo:rsid="00394759" officeooo:paragraph-rsid="00394759"/>
    </style:style>
    <style:style style:name="P41" style:family="paragraph" style:parent-style-name="Standard">
      <style:text-properties officeooo:rsid="0039e639" officeooo:paragraph-rsid="0039e639"/>
    </style:style>
    <style:style style:name="P42" style:family="paragraph" style:parent-style-name="Standard">
      <style:text-properties officeooo:rsid="003e5716" officeooo:paragraph-rsid="003e5716"/>
    </style:style>
    <style:style style:name="P43" style:family="paragraph" style:parent-style-name="Standard">
      <style:text-properties officeooo:rsid="00402d3a" officeooo:paragraph-rsid="00402d3a"/>
    </style:style>
    <style:style style:name="P44" style:family="paragraph" style:parent-style-name="Standard">
      <style:text-properties officeooo:rsid="00420c9b" officeooo:paragraph-rsid="00420c9b"/>
    </style:style>
    <style:style style:name="P45" style:family="paragraph" style:parent-style-name="Standard">
      <style:text-properties officeooo:rsid="0042b228" officeooo:paragraph-rsid="0042b228"/>
    </style:style>
    <style:style style:name="P46" style:family="paragraph" style:parent-style-name="Standard">
      <style:text-properties officeooo:paragraph-rsid="004a04ef"/>
    </style:style>
    <style:style style:name="P47" style:family="paragraph" style:parent-style-name="Standard">
      <style:text-properties officeooo:paragraph-rsid="004c794e"/>
    </style:style>
    <style:style style:name="P48" style:family="paragraph" style:parent-style-name="Standard">
      <style:text-properties officeooo:paragraph-rsid="004d2580"/>
    </style:style>
    <style:style style:name="P49" style:family="paragraph" style:parent-style-name="Standard">
      <style:text-properties officeooo:paragraph-rsid="004d9b6d"/>
    </style:style>
    <style:style style:name="P50" style:family="paragraph" style:parent-style-name="Standard">
      <style:text-properties officeooo:paragraph-rsid="004dfca3"/>
    </style:style>
    <style:style style:name="P51" style:family="paragraph" style:parent-style-name="Standard">
      <style:text-properties officeooo:rsid="0050096e" officeooo:paragraph-rsid="0050096e"/>
    </style:style>
    <style:style style:name="P52" style:family="paragraph" style:parent-style-name="Standard">
      <style:text-properties officeooo:rsid="00518ceb" officeooo:paragraph-rsid="00518ceb"/>
    </style:style>
    <style:style style:name="P53" style:family="paragraph" style:parent-style-name="Standard">
      <style:text-properties officeooo:rsid="00518ceb" officeooo:paragraph-rsid="0051dc9f"/>
    </style:style>
    <style:style style:name="P54" style:family="paragraph" style:parent-style-name="Standard">
      <style:text-properties officeooo:rsid="0054c8dd" officeooo:paragraph-rsid="0054c8dd"/>
    </style:style>
    <style:style style:name="P55" style:family="paragraph" style:parent-style-name="Standard">
      <style:text-properties fo:font-style="normal" style:text-underline-style="none" fo:font-weight="normal" officeooo:rsid="005725cb" officeooo:paragraph-rsid="005725cb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e443c" loext:opacity="100%" style:font-name="Adelle" fo:font-size="10.5pt" fo:letter-spacing="normal" fo:font-style="normal" fo:font-weight="normal" officeooo:rsid="004dfca3" officeooo:paragraph-rsid="004dfca3" style:font-weight-asian="normal" style:font-weight-complex="normal"/>
    </style:style>
    <style:style style:name="P57" style:family="paragraph" style:parent-style-name="Standard">
      <style:text-properties officeooo:rsid="00402d3a" officeooo:paragraph-rsid="00402d3a"/>
    </style:style>
    <style:style style:name="P58" style:family="paragraph" style:parent-style-name="Standard">
      <style:text-properties fo:font-weight="bold" officeooo:rsid="0032e425" officeooo:paragraph-rsid="0032e425" style:font-weight-asian="bold" style:font-weight-complex="bold"/>
    </style:style>
    <style:style style:name="P59" style:family="paragraph" style:parent-style-name="Standard">
      <style:text-properties fo:font-weight="bold" officeooo:rsid="0034c6ad" officeooo:paragraph-rsid="0034c6ad" style:font-weight-asian="bold" style:font-weight-complex="bold"/>
    </style:style>
    <style:style style:name="P60" style:family="paragraph" style:parent-style-name="Standard">
      <style:text-properties fo:font-weight="normal" officeooo:rsid="0036fcfa" officeooo:paragraph-rsid="0036fcfa" style:font-weight-asian="normal" style:font-weight-complex="normal"/>
    </style:style>
    <style:style style:name="P61" style:family="paragraph" style:parent-style-name="Standard">
      <style:text-properties fo:font-weight="normal" officeooo:rsid="0039e639" officeooo:paragraph-rsid="0039e639" style:font-weight-asian="normal" style:font-weight-complex="normal"/>
    </style:style>
    <style:style style:name="P62" style:family="paragraph" style:parent-style-name="Standard">
      <style:text-properties fo:font-weight="normal" officeooo:rsid="003a562a" officeooo:paragraph-rsid="003a562a" style:font-weight-asian="normal" style:font-weight-complex="normal"/>
    </style:style>
    <style:style style:name="P63" style:family="paragraph" style:parent-style-name="Standard">
      <style:text-properties fo:font-weight="normal" officeooo:rsid="003b91fb" officeooo:paragraph-rsid="003b91fb" style:font-weight-asian="normal" style:font-weight-complex="normal"/>
    </style:style>
    <style:style style:name="P64" style:family="paragraph" style:parent-style-name="Standard">
      <style:text-properties fo:font-weight="normal" officeooo:rsid="003e3dcf" officeooo:paragraph-rsid="003e3dcf" style:font-weight-asian="normal" style:font-weight-complex="normal"/>
    </style:style>
    <style:style style:name="P65" style:family="paragraph" style:parent-style-name="Standard">
      <style:text-properties fo:font-weight="normal" officeooo:rsid="0045e9ee" officeooo:paragraph-rsid="0045e9ee" style:font-weight-asian="normal" style:font-weight-complex="normal"/>
    </style:style>
    <style:style style:name="P66" style:family="paragraph" style:parent-style-name="Standard">
      <style:text-properties fo:font-weight="normal" officeooo:rsid="004b301d" officeooo:paragraph-rsid="004a04ef" style:font-weight-asian="normal" style:font-weight-complex="normal"/>
    </style:style>
    <style:style style:name="T1" style:family="text">
      <style:text-properties officeooo:rsid="00064937"/>
    </style:style>
    <style:style style:name="T2" style:family="text">
      <style:text-properties officeooo:rsid="000b1f5a"/>
    </style:style>
    <style:style style:name="T3" style:family="text">
      <style:text-properties officeooo:rsid="000f929f"/>
    </style:style>
    <style:style style:name="T4" style:family="text">
      <style:text-properties officeooo:rsid="00116f35"/>
    </style:style>
    <style:style style:name="T5" style:family="text">
      <style:text-properties officeooo:rsid="00152511"/>
    </style:style>
    <style:style style:name="T6" style:family="text">
      <style:text-properties officeooo:rsid="001e96df"/>
    </style:style>
    <style:style style:name="T7" style:family="text">
      <style:text-properties officeooo:rsid="001fbcfd"/>
    </style:style>
    <style:style style:name="T8" style:family="text">
      <style:text-properties officeooo:rsid="00235c40"/>
    </style:style>
    <style:style style:name="T9" style:family="text">
      <style:text-properties officeooo:rsid="002e5ea9"/>
    </style:style>
    <style:style style:name="T10" style:family="text">
      <style:text-properties officeooo:rsid="002f172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11d7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a562a" style:font-weight-asian="normal" style:font-weight-complex="normal"/>
    </style:style>
    <style:style style:name="T15" style:family="text">
      <style:text-properties fo:font-weight="normal" officeooo:rsid="003f32b1" style:font-weight-asian="normal" style:font-weight-complex="normal"/>
    </style:style>
    <style:style style:name="T16" style:family="text">
      <style:text-properties fo:font-weight="normal" officeooo:rsid="004a04ef" style:font-weight-asian="normal" style:font-weight-complex="normal"/>
    </style:style>
    <style:style style:name="T17" style:family="text">
      <style:text-properties fo:font-weight="normal" officeooo:rsid="004b301d" style:font-weight-asian="normal" style:font-weight-complex="normal"/>
    </style:style>
    <style:style style:name="T18" style:family="text">
      <style:text-properties fo:font-weight="normal" officeooo:rsid="004c794e" style:font-weight-asian="normal" style:font-weight-complex="normal"/>
    </style:style>
    <style:style style:name="T19" style:family="text">
      <style:text-properties fo:font-weight="normal" officeooo:rsid="004d2580" style:font-weight-asian="normal" style:font-weight-complex="normal"/>
    </style:style>
    <style:style style:name="T20" style:family="text">
      <style:text-properties officeooo:rsid="00394759"/>
    </style:style>
    <style:style style:name="T21" style:family="text">
      <style:text-properties officeooo:rsid="00402d3a"/>
    </style:style>
    <style:style style:name="T22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in" loext:border="none"/>
    </style:style>
    <style:style style:name="T23" style:family="text">
      <style:text-properties fo:font-variant="normal" fo:text-transform="none" fo:color="#333333" loext:opacity="100%" style:font-name="monospace" fo:font-size="10.5pt" fo:letter-spacing="normal" fo:font-style="normal" fo:font-weight="normal" fo:background-color="#eeeeee" loext:char-shading-value="0" loext:padding="0in" loext:border="none"/>
    </style:style>
    <style:style style:name="T24" style:family="text">
      <style:text-properties fo:font-variant="normal" fo:text-transform="none" fo:color="#333333" loext:opacity="100%" style:font-name="monospace" fo:font-size="10.5pt" fo:letter-spacing="normal" fo:font-style="normal" fo:font-weight="normal" officeooo:rsid="004d2580" fo:background-color="#eeeeee" loext:char-shading-value="0" loext:padding="0in" loext:border="none"/>
    </style:style>
    <style:style style:name="T25" style:family="text">
      <style:text-properties officeooo:rsid="004426a5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4d9b6d"/>
    </style:style>
    <style:style style:name="T28" style:family="text">
      <style:text-properties style:font-name="Liberation Serif" fo:font-weight="bold" officeooo:rsid="004dfca3" style:font-weight-asian="bold" style:font-weight-complex="bold"/>
    </style:style>
    <style:style style:name="T29" style:family="text">
      <style:text-properties officeooo:rsid="0051dc9f"/>
    </style:style>
    <style:style style:name="T30" style:family="text">
      <style:text-properties officeooo:rsid="00539826"/>
    </style:style>
    <style:style style:name="T31" style:family="text">
      <style:text-properties officeooo:rsid="0055a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ee the history of commits <text:span text:style-name="T1">(directory must be a git repo)</text:span>- git log</text:p>
      <text:p text:style-name="P2">To see git user configuration name and email- nano ~/.gitconfig</text:p>
      <text:p text:style-name="P3">To see user config- git config –list</text:p>
      <text:p text:style-name="P4">To type of files in git-</text:p>
      <text:p text:style-name="P4"><text:tab/>Track<text:span text:style-name="T2">ed</text:span>- Git knows about this file</text:p>
      <text:p text:style-name="P5"><text:tab/><text:tab/>There are three type of tracked file</text:p>
      <text:p text:style-name="P5"><text:tab/><text:tab/><text:tab/>Modified, unmodified , staged</text:p>
      <text:p text:style-name="P4"><text:tab/>Untracked- Git knows <text:span text:style-name="T2">nothing about</text:span> this file</text:p>
      <text:p text:style-name="P6">To see status of untracked and tracked files- git status</text:p>
      <text:p text:style-name="P6"/>
      <text:p text:style-name="P23">Git log:</text:p>
      <text:p text:style-name="P6">To see the commit history- git log</text:p>
      <text:p text:style-name="P7">To see the specific commit history <text:span text:style-name="T21">with changes</text:span>- git log -p &lt;hash value&gt;</text:p>
      <text:p text:style-name="P43">To see the specific commit histories with changes- git log -p -2 // here we will see last 2 commits</text:p>
      <text:p text:style-name="P44">To see summary what was changed- git log –stat</text:p>
      <text:p text:style-name="P45">To see in one line- <text:span text:style-name="T25">g</text:span>it log --pretty=oneline</text:p>
      <text:p text:style-name="P7"/>
      <text:p text:style-name="P8">To see all the branch <text:span text:style-name="T3">in local</text:span>- git branch</text:p>
      <text:p text:style-name="P9">To see all the branch <text:span text:style-name="T3">in remote</text:span>- git branch -<text:span text:style-name="T4">r</text:span></text:p>
      <text:p text:style-name="P10">To push into remote- git push origin &lt;branch name&gt; // Here origin means remote server address</text:p>
      <text:p text:style-name="P11">To see the origin- git remote -v</text:p>
      <text:p text:style-name="P43"/>
      <text:p text:style-name="P23">See difference-</text:p>
      <text:p text:style-name="P39">To see the newly changed <text:span text:style-name="T20">that haven’t staged yet</text:span>- git diff</text:p>
      <text:p text:style-name="P40">To see difference with staged with last commit- git diff --staged</text:p>
      <text:p text:style-name="P11"/>
      <text:p text:style-name="P21">Init:</text:p>
      <text:p text:style-name="P12">To initialize a new <text:span text:style-name="T5">connection- git init</text:span></text:p>
      <text:p text:style-name="P13">To add for the first time- git remote add origin &lt;ssh&gt;</text:p>
      <text:p text:style-name="P14">Pulling from remote- git pull origin &lt;branch name&gt;</text:p>
      <text:p text:style-name="P15">Amend the last commit- git commit --amend -m “message”</text:p>
      <text:p text:style-name="P15"/>
      <text:p text:style-name="P21">Git ignore:</text:p>
      <text:p text:style-name="P16">Adding into .gitignore file to avoid from pushing into remote-</text:p>
      <text:p text:style-name="P16">just add the file names</text:p>
      <text:p text:style-name="P16"/>
      <text:p text:style-name="P21">Branch:</text:p>
      <text:p text:style-name="P17">creating branch- git branch &lt;branch name&gt;</text:p>
      <text:p text:style-name="P17"><text:tab/><text:span text:style-name="T7">Here this new branch will take all the history of the branch from where we created the new <text:tab/>branch</text:span></text:p>
      <text:p text:style-name="P18">Entering into a branch- git checkout &lt;branch name&gt;</text:p>
      <text:p text:style-name="P19">creating and entering into a branch- git checkout -b &lt;branch name&gt;</text:p>
      <text:p text:style-name="P20">Deleting a branch- get bra<text:span text:style-name="T6">nch</text:span> -D &lt;branch name&gt;</text:p>
      <text:p text:style-name="P51">To see last commit on each branch- git branch -v</text:p>
      <text:p text:style-name="P52">To see which branches are already merged into my branch- git branch –merged</text:p>
      <text:p text:style-name="P53">To see which branches are <text:span text:style-name="T29">not</text:span> merged into my branch- git branch –<text:span text:style-name="T30">no-</text:span>merged</text:p>
      <text:p text:style-name="P54">To push a local branch to remote- git push &lt;remote&gt; &lt;<text:span text:style-name="T31">b</text:span>ranch&gt;</text:p>
      <text:p text:style-name="P20"/>
      <text:p text:style-name="P22">Stashing <text:span text:style-name="T8">(When the work is not properly finished and don’t want to commit or loose)</text:span>:</text:p>
      <text:p text:style-name="P28">To save as stash- git stash save &lt;"message"&gt;</text:p>
      <text:p text:style-name="P29">To see the stash list- git stash list</text:p>
      <text:p text:style-name="P30">To get back the stashed change- git stash apply</text:p>
      <text:p text:style-name="P31"><text:soft-page-break/>To get back to specific stash- git stash apply stash@{1}</text:p>
      <text:p text:style-name="P32">To remove last stash- git stash drop</text:p>
      <text:p text:style-name="P32">To remove stash number 2-git <text:span text:style-name="T9">stash drop stash@{1}</text:span></text:p>
      <text:p text:style-name="P32">To remove the last stash and <text:span text:style-name="T10">apply</text:span> it-git stash pop</text:p>
      <text:p text:style-name="P32"/>
      <text:p text:style-name="P37"><text:span text:style-name="T11">To get a specific commit-</text:span><text:span text:style-name="T12">git cherry-pick &lt;commit hash&gt;</text:span></text:p>
      <text:p text:style-name="P38"><text:span text:style-name="T12">T</text:span><text:span text:style-name="T11">o revert specific commit- git revert &lt;commit hash&gt;</text:span></text:p>
      <text:p text:style-name="P58"/>
      <text:p text:style-name="P59">Git conflict</text:p>
      <text:p text:style-name="P33">git fetch origin</text:p>
      <text:p text:style-name="P33">git merge master</text:p>
      <text:p text:style-name="P33">Both of them together- git pull origin master</text:p>
      <text:p text:style-name="P34">To keep change of remote- git checkout --theirs -- .</text:p>
      <text:p text:style-name="P34">To keep change of local- git checkout --ours -- .</text:p>
      <text:p text:style-name="P34"/>
      <text:p text:style-name="P25">When deleting a file-</text:p>
      <text:p text:style-name="P61">remove the file from local</text:p>
      <text:p text:style-name="P61">suppose the file name is- example.txt</text:p>
      <text:p text:style-name="P41"><text:span text:style-name="T13">now after deleting this is a</text:span><text:span text:style-name="T14">n</text:span><text:span text:style-name="T13"> unstaged change</text:span></text:p>
      <text:p text:style-name="P62">Run command- git rm example.txt</text:p>
      <text:p text:style-name="P62">No this is staged and ready to commit</text:p>
      <text:p text:style-name="P62"/>
      <text:p text:style-name="P26">After renaming any file-</text:p>
      <text:p text:style-name="P63">git rm &lt;old name&gt;</text:p>
      <text:p text:style-name="P63">git add &lt;new name&gt;</text:p>
      <text:p text:style-name="P64">or</text:p>
      <text:p text:style-name="P42"><text:span text:style-name="T13">By this command the file will be automatically </text:span><text:span text:style-name="T15">renamed</text:span><text:span text:style-name="T13"> and staged</text:span></text:p>
      <text:p text:style-name="P64">git mv &lt;old name&gt; &lt;new name&gt;</text:p>
      <text:p text:style-name="P64"/>
      <text:p text:style-name="P65">Unstaging a staged file from last commit- git reset HEAD &lt;file name&gt;</text:p>
      <text:p text:style-name="P46"><text:span text:style-name="T16">To unmodify a modified file- git checkout -- &lt;file name&gt;</text:span><text:span text:style-name="T17">\\</text:span></text:p>
      <text:p text:style-name="P66"/>
      <text:p text:style-name="P24">Git tag:</text:p>
      <text:p text:style-name="P35">To see existing tag- git tag</text:p>
      <text:p text:style-name="P47"><text:span text:style-name="T18">To create annotated tags- </text:span><text:span text:style-name="Source_20_Text"><text:span text:style-name="T22">git tag -a v1.4 -m "my version 1.4"</text:span></text:span></text:p>
      <text:p text:style-name="P36">To see the full info of a tag-git show v1.4</text:p>
      <text:p text:style-name="P48"><text:span text:style-name="T19">To tag a specific commit- </text:span><text:span text:style-name="Source_20_Text"><text:span text:style-name="T23">git tag -a v1.2 &lt;</text:span></text:span><text:span text:style-name="Source_20_Text"><text:span text:style-name="T24">commit hash</text:span></text:span><text:span text:style-name="Source_20_Text"><text:span text:style-name="T23">&gt;</text:span></text:span></text:p>
      <text:p text:style-name="Standard"><text:span text:style-name="Source_20_Text"><text:span text:style-name="T26">To </text:span></text:span><text:span text:style-name="Source_20_Text"><text:span text:style-name="T27">push a specific a specific tag- git push origin v1.4</text:span></text:span></text:p>
      <text:p text:style-name="P49"><text:span text:style-name="Source_20_Text"><text:span text:style-name="T27">To push all tags together- git push origin –tags</text:span></text:span></text:p>
      <text:p text:style-name="P49"><text:span text:style-name="Source_20_Text"><text:span text:style-name="T27"/></text:span></text:p>
      <text:p text:style-name="P50"><text:span text:style-name="Source_20_Text"><text:span text:style-name="T28">Git merge-</text:span></text:span></text:p>
      <text:p text:style-name="P56">To merge any branch-git checkout &lt;name of the branch where we want to merge&gt;</text:p>
      <text:p text:style-name="P56"><text:tab/><text:tab/><text:tab/> <text:s text:c="2"/>git merge &lt;branch name&gt;</text:p>
      <text:p text:style-name="P27">Rebasing:</text:p>
      <text:p text:style-name="P55">git checkout &lt;branch name from where to rebase&gt;</text:p>
      <text:p text:style-name="P55">git rebase &lt;branch name to rebas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elle" svg:font-family="Adelle, 'Roboto Slab', 'DejaVu Serif', Georgia, 'Times New Roman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2:32:58.941763467</meta:creation-date>
    <dc:date>2023-07-05T16:11:12.176859016</dc:date>
    <meta:editing-duration>PT12H11M47S</meta:editing-duration>
    <meta:editing-cycles>73</meta:editing-cycles>
    <meta:generator>LibreOffice/7.3.7.2$Linux_X86_64 LibreOffice_project/30$Build-2</meta:generator>
    <meta:document-statistic meta:table-count="0" meta:image-count="0" meta:object-count="0" meta:page-count="2" meta:paragraph-count="83" meta:word-count="665" meta:character-count="3596" meta:non-whitespace-character-count="3004"/>
  </office:meta>
</office:document-meta>
</file>